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433" officeooo:paragraph-rsid="00168433"/>
    </style:style>
    <style:style style:name="P2" style:family="paragraph" style:parent-style-name="Standard">
      <style:text-properties officeooo:rsid="00185802" officeooo:paragraph-rsid="00185802"/>
    </style:style>
    <style:style style:name="P3" style:family="paragraph" style:parent-style-name="Standard">
      <style:text-properties fo:font-weight="normal" officeooo:rsid="00185802" officeooo:paragraph-rsid="00185802" style:font-weight-asian="normal" style:font-weight-complex="normal"/>
    </style:style>
    <style:style style:name="P4" style:family="paragraph" style:parent-style-name="Standard">
      <style:text-properties fo:font-weight="normal" officeooo:rsid="00190138" officeooo:paragraph-rsid="00190138" style:font-weight-asian="normal" style:font-weight-complex="normal"/>
    </style:style>
    <style:style style:name="P5" style:family="paragraph" style:parent-style-name="Standard">
      <style:text-properties fo:font-weight="normal" officeooo:rsid="001af9f8" officeooo:paragraph-rsid="001af9f8" style:font-weight-asian="normal" style:font-weight-complex="normal"/>
    </style:style>
    <style:style style:name="P6" style:family="paragraph" style:parent-style-name="Standard">
      <style:text-properties fo:font-weight="normal" officeooo:rsid="001cf7c2" officeooo:paragraph-rsid="001cf7c2" style:font-weight-asian="normal" style:font-weight-complex="normal"/>
    </style:style>
    <style:style style:name="P7" style:family="paragraph" style:parent-style-name="Standard">
      <style:text-properties fo:font-weight="bold" officeooo:rsid="00185802" officeooo:paragraph-rsid="00185802" style:font-weight-asian="bold" style:font-weight-complex="bold"/>
    </style:style>
    <style:style style:name="P8" style:family="paragraph" style:parent-style-name="Standard">
      <style:text-properties fo:font-weight="bold" officeooo:rsid="00190138" officeooo:paragraph-rsid="00190138" style:font-weight-asian="bold" style:font-weight-complex="bold"/>
    </style:style>
    <style:style style:name="P9" style:family="paragraph" style:parent-style-name="Standard">
      <style:text-properties fo:font-weight="bold" officeooo:rsid="001af9f8" officeooo:paragraph-rsid="001af9f8" style:font-weight-asian="bold" style:font-weight-complex="bold"/>
    </style:style>
    <style:style style:name="P10" style:family="paragraph" style:parent-style-name="Standard">
      <style:text-properties fo:font-weight="bold" officeooo:rsid="001e8ba3" officeooo:paragraph-rsid="001e8ba3" style:font-weight-asian="bold" style:font-weight-complex="bold"/>
    </style:style>
    <style:style style:name="P11" style:family="paragraph" style:parent-style-name="Standard">
      <style:text-properties fo:font-weight="bold" officeooo:rsid="001ef384" officeooo:paragraph-rsid="001ef384" style:font-weight-asian="bold" style:font-weight-complex="bold"/>
    </style:style>
    <style:style style:name="P12" style:family="paragraph" style:parent-style-name="Standard">
      <style:text-properties fo:font-weight="bold" officeooo:rsid="00219274" officeooo:paragraph-rsid="00219274" style:font-weight-asian="bold" style:font-weight-complex="bold"/>
    </style:style>
    <style:style style:name="P13" style:family="paragraph" style:parent-style-name="Standard">
      <style:text-properties fo:font-weight="bold" officeooo:rsid="002231eb" officeooo:paragraph-rsid="002231eb" style:font-weight-asian="bold" style:font-weight-complex="bold"/>
    </style:style>
    <style:style style:name="P14" style:family="paragraph" style:parent-style-name="Standard">
      <style:text-properties fo:font-weight="bold" officeooo:rsid="00228e0b" officeooo:paragraph-rsid="00228e0b" style:font-weight-asian="bold" style:font-weight-complex="bold"/>
    </style:style>
    <style:style style:name="P15" style:family="paragraph" style:parent-style-name="Standard">
      <style:text-properties fo:font-weight="bold" officeooo:rsid="00247474" officeooo:paragraph-rsid="00247474" style:font-weight-asian="bold" style:font-weight-complex="bold"/>
    </style:style>
    <style:style style:name="P16" style:family="paragraph" style:parent-style-name="Standard">
      <style:text-properties fo:font-weight="bold" officeooo:rsid="002605b9" officeooo:paragraph-rsid="002605b9" style:font-weight-asian="bold" style:font-weight-complex="bold"/>
    </style:style>
    <style:style style:name="P17" style:family="paragraph" style:parent-style-name="Standard">
      <style:text-properties fo:font-weight="bold" officeooo:rsid="00271173" officeooo:paragraph-rsid="00271173" style:font-weight-asian="bold" style:font-weight-complex="bold"/>
    </style:style>
    <style:style style:name="P18" style:family="paragraph" style:parent-style-name="Standard">
      <style:text-properties fo:font-weight="bold" officeooo:rsid="0028fc3e" officeooo:paragraph-rsid="0028fc3e" style:font-weight-asian="bold" style:font-weight-complex="bold"/>
    </style:style>
    <style:style style:name="P19" style:family="paragraph" style:parent-style-name="Standard">
      <style:text-properties fo:font-weight="bold" officeooo:rsid="0029e2fc" officeooo:paragraph-rsid="0029e2fc" style:font-weight-asian="bold" style:font-weight-complex="bold"/>
    </style:style>
    <style:style style:name="P20" style:family="paragraph" style:parent-style-name="Standard">
      <style:text-properties fo:font-weight="bold" officeooo:rsid="002b243d" officeooo:paragraph-rsid="002b243d" style:font-weight-asian="bold" style:font-weight-complex="bold"/>
    </style:style>
    <style:style style:name="P21" style:family="paragraph" style:parent-style-name="Standard">
      <style:text-properties fo:font-weight="bold" officeooo:rsid="002b51d4" officeooo:paragraph-rsid="002b51d4" style:font-weight-asian="bold" style:font-weight-complex="bold"/>
    </style:style>
    <style:style style:name="P22" style:family="paragraph" style:parent-style-name="Standard">
      <style:text-properties fo:font-weight="bold" officeooo:rsid="002c4e02" officeooo:paragraph-rsid="002c4e02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2b51d4" officeooo:paragraph-rsid="002b51d4" style:font-weight-asian="normal" style:font-weight-complex="normal"/>
    </style:style>
    <style:style style:name="P24" style:family="paragraph" style:parent-style-name="Standard">
      <style:text-properties fo:font-size="16pt" fo:font-weight="bold" officeooo:rsid="002e4f4f" officeooo:paragraph-rsid="002e4f4f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4pt" fo:font-weight="bold" officeooo:rsid="002e4f4f" officeooo:paragraph-rsid="002e4f4f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2f6136" officeooo:paragraph-rsid="002f6136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2f64e6" officeooo:paragraph-rsid="002f64e6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31d622" officeooo:paragraph-rsid="0031d622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31fbea" officeooo:paragraph-rsid="0031fbea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32f48b" officeooo:paragraph-rsid="0032f48b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33f047" officeooo:paragraph-rsid="0033f047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356a24" officeooo:paragraph-rsid="00356a24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style:text-underline-style="solid" style:text-underline-width="auto" style:text-underline-color="font-color" fo:font-weight="bold" officeooo:rsid="002f64e6" officeooo:paragraph-rsid="002f64e6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style:text-underline-style="solid" style:text-underline-width="auto" style:text-underline-color="font-color" fo:font-weight="bold" officeooo:rsid="002f6136" officeooo:paragraph-rsid="002f6136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style:text-underline-style="solid" style:text-underline-width="auto" style:text-underline-color="font-color" fo:font-weight="bold" officeooo:rsid="0033f047" officeooo:paragraph-rsid="0033f047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style:text-underline-style="none" fo:font-weight="bold" officeooo:rsid="0031fbea" officeooo:paragraph-rsid="0031fbea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style:text-underline-style="none" fo:font-weight="bold" officeooo:rsid="0032f48b" officeooo:paragraph-rsid="0032f48b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normal" officeooo:rsid="0038d0c5" officeooo:paragraph-rsid="0035eede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3d0a41" officeooo:paragraph-rsid="003d0a41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normal" officeooo:rsid="003ed12a" officeooo:paragraph-rsid="003ed12a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font-weight="normal" officeooo:rsid="003fa969" officeooo:paragraph-rsid="003fa969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font-weight="normal" officeooo:rsid="00409aaa" officeooo:paragraph-rsid="00409aaa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font-weight="normal" officeooo:rsid="00417701" officeooo:paragraph-rsid="00417701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fo:font-weight="normal" officeooo:rsid="004185c8" officeooo:paragraph-rsid="004185c8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fo:font-weight="bold" officeooo:rsid="003fa969" officeooo:paragraph-rsid="003fa969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4185c8" officeooo:paragraph-rsid="004185c8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8pt" style:text-underline-style="solid" style:text-underline-width="auto" style:text-underline-color="font-color" fo:font-weight="bold" officeooo:rsid="00417701" officeooo:paragraph-rsid="00417701" style:font-size-asian="18pt" style:font-weight-asian="bold" style:font-size-complex="18pt" style:font-weight-complex="bold"/>
    </style:style>
    <style:style style:name="T1" style:family="text">
      <style:text-properties officeooo:rsid="0018580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8fc3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32f48b"/>
    </style:style>
    <style:style style:name="T6" style:family="text">
      <style:text-properties officeooo:rsid="00342e7f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a) </text:span>Declear a variable called <text:s/>userchoice. Make the variable equeal to the answer we get by asking the user <text:s/>“Do you choose rock paper or sissor”</text:p>
      <text:p text:style-name="P1"/>
      <text:p text:style-name="P1">var userchoise = prompt (““Do you choose rock paper or sisso”)</text:p>
      <text:p text:style-name="P1"/>
      <text:p text:style-name="P1"/>
      <text:p text:style-name="P2">B) Under your previous code, declare variable called<text:span text:style-name="T2"> computeChoise</text:span> and </text:p>
      <text:p text:style-name="P2">make it equal to <text:span text:style-name="T2">Math.random().</text:span></text:p>
      <text:p text:style-name="P2"/>
      <text:p text:style-name="P3">Print out <text:span text:style-name="T2">computerChoice</text:span> so you can see how <text:span text:style-name="T2">Math.radom() </text:span>works.</text:p>
      <text:p text:style-name="P3"/>
      <text:p text:style-name="P7">CODE</text:p>
      <text:p text:style-name="P3"/>
      <text:p text:style-name="P3">// Get the user's choice </text:p>
      <text:p text:style-name="P3"/>
      <text:p text:style-name="P3">var userChoice = prompt("Do you choose rock, paper, or sissor?"); </text:p>
      <text:p text:style-name="P3"/>
      <text:p text:style-name="P3">// Get the computer's "choice" </text:p>
      <text:p text:style-name="P3">var computerChoice = Math.random(); </text:p>
      <text:p text:style-name="P3">console.log(computerChoice); </text:p>
      <text:p text:style-name="P3"/>
      <text:p text:style-name="P3">/* this is extra - 1just wanted to demonstrate */ </text:p>
      <text:p text:style-name="P3">console.log(Math.random()); </text:p>
      <text:p text:style-name="P3">console.log(Math.PI);</text:p>
      <text:p text:style-name="P3"/>
      <text:p text:style-name="P7">Outcames</text:p>
      <text:p text:style-name="P7"/>
      <text:p text:style-name="P7">0.9909853571280656</text:p>
      <text:p text:style-name="P7"><text:s/>0.08651134726582987</text:p>
      <text:p text:style-name="P7"><text:s/>3.14159265358979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<text:span text:style-name="T2">C)</text:span> Under your exiting code, write out the <text:span text:style-name="T2">if /else statement.</text:span></text:p>
      <text:p text:style-name="P4"><text:tab/></text:p>
      <text:p text:style-name="P4">In the respective code <text:s/>blocks, change the value of <text:span text:style-name="T2">computerChoice</text:span> based on the rules staed above.</text:p>
      <text:p text:style-name="P4"/>
      <text:p text:style-name="P8">Code</text:p>
      <text:p text:style-name="P4"/>
      <text:p text:style-name="P4">// Get the user;s choice </text:p>
      <text:p text:style-name="P4">var userChoice = prompt("Do you chooce rock, paper, or sisors"); </text:p>
      <text:p text:style-name="P4"/>
      <text:p text:style-name="P4">// Get computer's "choice" </text:p>
      <text:p text:style-name="P4"/>
      <text:p text:style-name="P4">var computerChoice = Math.random(); </text:p>
      <text:p text:style-name="P4">console.log(computerChoice); </text:p>
      <text:p text:style-name="P4">if <text:s/>(computerChoice &lt; .34){ </text:p>
      <text:p text:style-name="P4"><text:tab/>computerChoice = "rock"; </text:p>
      <text:p text:style-name="P4">} </text:p>
      <text:p text:style-name="P4"><text:s/></text:p>
      <text:p text:style-name="P4">else if (computerChoice &lt; .67){ </text:p>
      <text:p text:style-name="P4"><text:tab/>computerChoice = "paper"; </text:p>
      <text:p text:style-name="P4">} </text:p>
      <text:p text:style-name="P4"/>
      <text:p text:style-name="P4"><text:s/>else{ </text:p>
      <text:p text:style-name="P4"><text:tab/>computerChoice = "sisors"; </text:p>
      <text:p text:style-name="P4">}</text:p>
      <text:p text:style-name="P4"/>
      <text:p text:style-name="P5">D) Below the comment declare a function called compare.</text:p>
      <text:p text:style-name="P5"><text:tab/></text:p>
      <text:p text:style-name="P5"><text:tab/>It take two perameters, <text:span text:style-name="T2">choice1 and choise2</text:span></text:p>
      <text:p text:style-name="P9"><text:tab/></text:p>
      <text:p text:style-name="P5">Inside the function, write an if statement<text:span text:style-name="T2"> if <text:s/>choice1 === choice2, then </text:span></text:p>
      <text:p text:style-name="P9">return <text:s/>“The result is tie”</text:p>
      <text:p text:style-name="P9"/>
      <text:p text:style-name="P9">var compare = function(choice1, choice2){ </text:p>
      <text:p text:style-name="P9"><text:tab/>if (choice1 === choice2){ </text:p>
      <text:p text:style-name="P9"><text:tab/><text:tab/>return "The result is a tie" </text:p>
      <text:p text:style-name="P9"><text:tab/>} </text:p>
      <text:p text:style-name="P9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F) Inside the compare() function under the exisitng code, write an <text:span text:style-name="T2">else if</text:span> statement <text:s/>where condtion is </text:p>
      <text:p text:style-name="P6"/>
      <text:p text:style-name="P6">choice1 === “rock”</text:p>
      <text:p text:style-name="P6"/>
      <text:p text:style-name="P6"><text:tab/>Inside the <text:s/><text:span text:style-name="T2">else if </text:span>statement, write <text:s/>an <text:span text:style-name="T2">if / else</text:span> statement. If<text:span text:style-name="T2"> choice2 === “scissors”,</text:span></text:p>
      <text:p text:style-name="P6"><text:tab/>return, rock wins” Else return <text:span text:style-name="T2">“paper wins”.</text:span></text:p>
      <text:p text:style-name="P6"/>
      <text:p text:style-name="P10">var compare = function (choice1, choice2){ </text:p>
      <text:p text:style-name="P10"/>
      <text:p text:style-name="P10"><text:tab/>if ( choice1 === choice2){ </text:p>
      <text:p text:style-name="P10"><text:tab/><text:tab/>return "The results is an tie" </text:p>
      <text:p text:style-name="P10"><text:tab/>} </text:p>
      <text:p text:style-name="P10"><text:tab/>else if (choice1 === "rock"){ </text:p>
      <text:p text:style-name="P10"><text:tab/><text:tab/>if (choice2 === "scissors"){ </text:p>
      <text:p text:style-name="P10"><text:tab/><text:tab/><text:tab/><text:tab/>return "rock wins"; </text:p>
      <text:p text:style-name="P10"><text:tab/><text:tab/>} </text:p>
      <text:p text:style-name="P10"><text:tab/><text:tab/>else{ </text:p>
      <text:p text:style-name="P10"><text:tab/><text:tab/><text:tab/>return "paper wins" </text:p>
      <text:p text:style-name="P10"><text:tab/><text:tab/>} </text:p>
      <text:p text:style-name="P10"><text:tab/>} </text:p>
      <text:p text:style-name="P10">}</text:p>
      <text:p text:style-name="P10"/>
      <text:p text:style-name="P10"/>
      <text:p text:style-name="P10"/>
      <text:p text:style-name="P11">FOR LOOP </text:p>
      <text:p text:style-name="P11"/>
      <text:p text:style-name="P11">for (var <text:s/>counter = 1; counter &lt; 11; counter++){</text:p>
      <text:p text:style-name="P11">console.log(counter)</text:p>
      <text:p text:style-name="P11">}</text:p>
      <text:p text:style-name="P11"/>
      <text:p text:style-name="P11"/>
      <text:p text:style-name="P11"/>
      <text:p text:style-name="P12">This for loop starts from 5 to 11</text:p>
      <text:p text:style-name="P12"/>
      <text:p text:style-name="P12">for (var <text:s/>I = 5; <text:s/>I &lt;11; I = I + 1){</text:p>
      <text:p text:style-name="P12"/>
      <text:p text:style-name="P12">console.log(i)</text:p>
      <text:p text:style-name="P12">}</text:p>
      <text:p text:style-name="P12"/>
      <text:p text:style-name="P12">This for loop starts from 4 to 23 Not to display 24</text:p>
      <text:p text:style-name="P12"/>
      <text:p text:style-name="P12"/>
      <text:p text:style-name="P12">for ( var I = 4; I &lt;= 23; I = I +1){</text:p>
      <text:p text:style-name="P12">console.log(i)</text:p>
      <text:p text:style-name="P12">}</text:p>
      <text:p text:style-name="P12"/>
      <text:p text:style-name="P12"/>
      <text:p text:style-name="P12"/>
      <text:p text:style-name="P12"/>
      <text:p text:style-name="P13"><text:soft-page-break/>T) This code counts every number from 0 to 35.</text:p>
      <text:p text:style-name="P13"/>
      <text:p text:style-name="P13">Make it start counting from 5. Please</text:p>
      <text:p text:style-name="P13"/>
      <text:p text:style-name="P13">Stop the counting when it prints out 50.</text:p>
      <text:p text:style-name="P13"/>
      <text:p text:style-name="P13">Only count every fitth number. So we want to increment I by 5.</text:p>
      <text:p text:style-name="P13"/>
      <text:p text:style-name="P14">for (var <text:s/>I = 5; I &lt;= 50; I += 5){</text:p>
      <text:p text:style-name="P14">console.log(i)</text:p>
      <text:p text:style-name="P14">}</text:p>
      <text:p text:style-name="P14"/>
      <text:p text:style-name="P14"/>
      <text:p text:style-name="P15">Make the computer start counting at 8.</text:p>
      <text:p text:style-name="P15"/>
      <text:p text:style-name="P15">Keep counting while I &lt; 120.</text:p>
      <text:p text:style-name="P15"/>
      <text:p text:style-name="P15">Count up by increment of 12</text:p>
      <text:p text:style-name="P15"/>
      <text:p text:style-name="P15">for (var I = 8; I &lt; 120; I += 12){</text:p>
      <text:p text:style-name="P15">console.log(i)</text:p>
      <text:p text:style-name="P15">}</text:p>
      <text:p text:style-name="P15"/>
      <text:p text:style-name="P15"/>
      <text:p text:style-name="P16">R) Change this code such that it starts counting from 10.</text:p>
      <text:p text:style-name="P16">We want it to stop once it gets to 0.</text:p>
      <text:p text:style-name="P16">We want it to count down by 1.</text:p>
      <text:p text:style-name="P16"/>
      <text:p text:style-name="P16">for (var I = 10; I &gt;= 0; I--){</text:p>
      <text:p text:style-name="P16">console.log(i);</text:p>
      <text:p text:style-name="P16">}</text:p>
      <text:p text:style-name="P16"/>
      <text:p text:style-name="P16"/>
      <text:p text:style-name="P17"><text:span text:style-name="T3">J) </text:span>Once more, for practice: write a for loop that gets computer to count down from 100 until 0 by 5.</text:p>
      <text:p text:style-name="P17">this time make sure not to print 0.</text:p>
      <text:p text:style-name="P17"/>
      <text:p text:style-name="P17">for ( var <text:s/>I = 100; I &gt; 0; I -= 5)</text:p>
      <text:p text:style-name="P17"><text:tab/>console.log(i);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P) Make your own array called junk. Put 4 bits of data In it (first 2 strings, then 2 numbers).</text:p>
      <text:p text:style-name="P18"/>
      <text:p text:style-name="P18">Declare it using var.</text:p>
      <text:p text:style-name="P18"/>
      <text:p text:style-name="P18">put [ ] around your data.</text:p>
      <text:p text:style-name="P18"/>
      <text:p text:style-name="P18">End it with a semi-colon.</text:p>
      <text:p text:style-name="P18">Use console.log to print out junk.</text:p>
      <text:p text:style-name="P18"/>
      <text:p text:style-name="P18"/>
      <text:p text:style-name="P19">var junk = ["musa", "refuge", 3050, 6905]; </text:p>
      <text:p text:style-name="P19">console.log(junk);</text:p>
      <text:p text:style-name="P19"/>
      <text:p text:style-name="P20">O) print out fourth element of the array.</text:p>
      <text:p text:style-name="P20">Start with figuring out how to express what the fourth element in the array is.</text:p>
      <text:p text:style-name="P20">Then use console.log() to print things out!</text:p>
      <text:p text:style-name="P20"/>
      <text:p text:style-name="P20"/>
      <text:p text:style-name="P20">var junkdata = ["refufe", "wise", "56", "musa"] </text:p>
      <text:p text:style-name="P20">console.log(junkdata[3]);</text:p>
      <text:p text:style-name="P20"/>
      <text:p text:style-name="P20"/>
      <text:p text:style-name="P21">K) Change the elements in the cities array. You can put in as many elements as you like.</text:p>
      <text:p text:style-name="P21"/>
      <text:p text:style-name="P21">Run the for loop and see them all printed out</text:p>
      <text:p text:style-name="P21"/>
      <text:p text:style-name="P23">Code</text:p>
      <text:p text:style-name="P21">var cities = [ "kisum", "Kissi", "NYC", "Mombasa", "Busia", "Jinja","kakamega", "Bungoma"]; </text:p>
      <text:p text:style-name="P21"/>
      <text:p text:style-name="P21">for (var i = 0; i &lt; cities; i++){ </text:p>
      <text:p text:style-name="P21"><text:tab/>console.log("I would like to vist:" + cities[i]); </text:p>
      <text:p text:style-name="P21">}</text:p>
      <text:p text:style-name="P13"/>
      <text:p text:style-name="P11"/>
      <text:p text:style-name="P11"/>
      <text:p text:style-name="P22">Exercise</text:p>
      <text:p text:style-name="P22"/>
      <text:p text:style-name="P22">var <text:s/>userChoise = 0;</text:p>
      <text:p text:style-name="P22">while (userChoise != “rock” <text:s/>&amp;&amp; userChoise != “paper” &amp;&amp; != “sisssor”){</text:p>
      <text:p text:style-name="P22"/>
      <text:p text:style-name="P22">userChoise = prompt(“Do you choose rock, paper, sissor”);</text:p>
      <text:p text:style-name="P22"/>
      <text:p text:style-name="P22">}</text:p>
      <text:p text:style-name="P22"/>
      <text:p text:style-name="P22"/>
      <text:p text:style-name="P22"/>
      <text:p text:style-name="P22"/>
      <text:p text:style-name="P22"><text:soft-page-break/></text:p>
      <text:p text:style-name="P24">Fuctions</text:p>
      <text:p text:style-name="P24"/>
      <text:p text:style-name="P25"><text:s/>Qn) if speed is greater than 80, use console.log to print “slow down”</text:p>
      <text:p text:style-name="P25"/>
      <text:p text:style-name="P25">Otherwise ( else) use console.log to print “Drive safe”</text:p>
      <text:p text:style-name="P25"/>
      <text:p text:style-name="P25">var <text:s/>speed = (80)</text:p>
      <text:p text:style-name="P25"/>
      <text:p text:style-name="P25">if (speed &gt; 80){</text:p>
      <text:p text:style-name="P25">console.log(“slow Down”);</text:p>
      <text:p text:style-name="P25">}</text:p>
      <text:p text:style-name="P25"/>
      <text:p text:style-name="P25">else{</text:p>
      <text:p text:style-name="P25">console.log(“Drive safe”);</text:p>
      <text:p text:style-name="P25"/>
      <text:p text:style-name="P25">}</text:p>
      <text:p text:style-name="P25"/>
      <text:p text:style-name="P34">function 2</text:p>
      <text:p text:style-name="P26">var divideByThree = function (number){ </text:p>
      <text:p text:style-name="P26"/>
      <text:p text:style-name="P26"><text:tab/><text:tab/>var val = number / 3; </text:p>
      <text:p text:style-name="P26"><text:tab/><text:tab/>console.log(val); </text:p>
      <text:p text:style-name="P26">}; </text:p>
      <text:p text:style-name="P26"/>
      <text:p text:style-name="P26">divideByThree(6); </text:p>
      <text:p text:style-name="P26">divideByThree(12);</text:p>
      <text:p text:style-name="P26"/>
      <text:p text:style-name="P26"/>
      <text:p text:style-name="P33">Fuction3</text:p>
      <text:p text:style-name="P33"/>
      <text:p text:style-name="P27">var <text:s/>greeting = function(name){</text:p>
      <text:p text:style-name="P27"><text:tab/>console.log(“Great to see you” + “ “ + name);</text:p>
      <text:p text:style-name="P27">};</text:p>
      <text:p text:style-name="P27"/>
      <text:p text:style-name="P27">greeting(“refuge”)</text:p>
      <text:p text:style-name="P25"/>
      <text:p text:style-name="P25"/>
      <text:p text:style-name="P25"/>
      <text:p text:style-name="P25"/>
      <text:p text:style-name="P25"/>
      <text:p text:style-name="P25"/>
      <text:p text:style-name="P28"><text:soft-page-break/>Qn) Lets make <text:s/>function that tells the world what you want to eat</text:p>
      <text:p text:style-name="P28"/>
      <text:p text:style-name="P29">var <text:s text:c="2"/>foodDemand = function (food){</text:p>
      <text:p text:style-name="P29"><text:tab/></text:p>
      <text:p text:style-name="P29"><text:tab/>console.log(“i want to eat” + <text:s/>“ “ + food);</text:p>
      <text:p text:style-name="P29">}</text:p>
      <text:p text:style-name="P29">foodDemand(“matoke”);</text:p>
      <text:p text:style-name="P29"/>
      <text:p text:style-name="P29"/>
      <text:p text:style-name="P29">Qn) You want to declere a function that calculates the cost of buying 5 oranges.</text:p>
      <text:p text:style-name="P29"/>
      <text:p text:style-name="P29">You then want to calculate the cost of the 5 all together.</text:p>
      <text:p text:style-name="P29"/>
      <text:p text:style-name="P29">Write a function that does this called <text:span text:style-name="T4">orangeCost().</text:span></text:p>
      <text:p text:style-name="P29"/>
      <text:p text:style-name="P36">It should take a p<text:span text:style-name="T5">arameter that is the cost of an orange, and multiply it by 5.</text:span></text:p>
      <text:p text:style-name="P29"/>
      <text:p text:style-name="P37"><text:span text:style-name="T5">I</text:span>t should <text:s/>be the result of the multiplication to the console.</text:p>
      <text:p text:style-name="P28"/>
      <text:p text:style-name="P28"/>
      <text:p text:style-name="P28"/>
      <text:p text:style-name="P30">Function <text:s text:c="2"/>orangeCost(price){</text:p>
      <text:p text:style-name="P30"><text:tab/>console.log( 5 * price);</text:p>
      <text:p text:style-name="P30"/>
      <text:p text:style-name="P30">}</text:p>
      <text:p text:style-name="P30"/>
      <text:p text:style-name="P30">orangeCost(5)</text:p>
      <text:p text:style-name="P30"/>
      <text:p text:style-name="P30"/>
      <text:p text:style-name="P35">Function 8 <text:s/><text:span text:style-name="T6">Practise this</text:span></text:p>
      <text:p text:style-name="P31"/>
      <text:p text:style-name="P31">function <text:s/>timesTwo(number){</text:p>
      <text:p text:style-name="P31"><text:tab/>return <text:s/>number <text:s text:c="2"/>* <text:s/>2;</text:p>
      <text:p text:style-name="P31">};</text:p>
      <text:p text:style-name="P31"/>
      <text:p text:style-name="P31">var <text:s/>newNumber <text:s/>= <text:s/>timesTwo(50);</text:p>
      <text:p text:style-name="P31"/>
      <text:p text:style-name="P31">console.log(newNumber);</text:p>
      <text:p text:style-name="P31"/>
      <text:p text:style-name="P31"/>
      <text:p text:style-name="P31"/>
      <text:p text:style-name="P31"/>
      <text:p text:style-name="P31"><text:soft-page-break/></text:p>
      <text:p text:style-name="P32">Qn) <text:s/>Define a function called quarter which has <text:s/>a parameter called number.</text:p>
      <text:p text:style-name="P32"/>
      <text:p text:style-name="P32">This function returns a value equal to one quarter of the parameter. <text:span text:style-name="T7">(i.e. number / 4;)</text:span></text:p>
      <text:p text:style-name="P32"/>
      <text:p text:style-name="P32">Call the function inside the if statement's condition <text:span text:style-name="T7">( and put in a parameter value!)</text:span> </text:p>
      <text:p text:style-name="P32">such that the statement is true” is printed to the console.</text:p>
      <text:p text:style-name="P32"/>
      <text:p text:style-name="P32"/>
      <text:p text:style-name="P32">Function <text:s/>quarter(number){</text:p>
      <text:p text:style-name="P32"/>
      <text:p text:style-name="P32">return number <text:s text:c="2"/>/ 4;</text:p>
      <text:p text:style-name="P32"/>
      <text:p text:style-name="P32">};</text:p>
      <text:p text:style-name="P32"/>
      <text:p text:style-name="P32">if (quarter(12) % 3 === 0){</text:p>
      <text:p text:style-name="P32"/>
      <text:p text:style-name="P32">console.log(“The statement is true”);</text:p>
      <text:p text:style-name="P32">}</text:p>
      <text:p text:style-name="P32"/>
      <text:p text:style-name="P32">else{</text:p>
      <text:p text:style-name="P32">console.log(“ The statement is false”);</text:p>
      <text:p text:style-name="P32">}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8"><text:soft-page-break/></text:p>
      <text:p text:style-name="P39">Qn) Write <text:s/>a function called <text:span text:style-name="T2">nameString()</text:span></text:p>
      <text:p text:style-name="P39"><text:span text:style-name="T2"><text:s/></text:span></text:p>
      <text:p text:style-name="P39"><text:span text:style-name="T2">it should take name as a parameter.</text:span></text:p>
      <text:p text:style-name="P39"><text:span text:style-name="T2">The function return <text:s/>S a string equal to “ Hi, 1 am” + “ “ +</text:span></text:p>
      <text:p text:style-name="P39"><text:span text:style-name="T2">name.</text:span></text:p>
      <text:p text:style-name="P39"/>
      <text:p text:style-name="P39"><text:span text:style-name="T2">Call nameString() <text:s/>by passing it your name and use </text:span></text:p>
      <text:p text:style-name="P39"><text:span text:style-name="T2">console.log to print the output.</text:span></text:p>
      <text:p text:style-name="P39"/>
      <text:p text:style-name="P39"/>
      <text:p text:style-name="P39"><text:span text:style-name="T2">function <text:s/>nameString(name){</text:span></text:p>
      <text:p text:style-name="P39"><text:span text:style-name="T2"><text:tab/>return "Hi, I <text:s/>am" <text:s/>+ name;</text:span></text:p>
      <text:p text:style-name="P39"><text:span text:style-name="T2">};</text:span></text:p>
      <text:p text:style-name="P39"><text:span text:style-name="T2"></text:span></text:p>
      <text:p text:style-name="P39"><text:span text:style-name="T2">console.log(nameString("Refuge wise"));</text:span></text:p>
      <text:p text:style-name="P39"/>
      <text:p text:style-name="P39"/>
      <text:p text:style-name="P39"/>
      <text:p text:style-name="P40"><text:span text:style-name="T2">Qn) write a function named sleepCheck that takes the parameter numHours</text:span></text:p>
      <text:p text:style-name="P40"/>
      <text:p text:style-name="P40"><text:span text:style-name="T2">Inside the function write <text:s/>an if statement where if the number of hours of sleep is greater than or equal to 8, the compiler will retun <text:s text:c="2"/>“You're getting plenty of sleep! Maybe even too much!”;</text:span></text:p>
      <text:p text:style-name="P40"/>
      <text:p text:style-name="P40"><text:span text:style-name="T2">Otherwise ( else) if the number of hours of sleep is less than 8, have the comouter</text:span></text:p>
      <text:p text:style-name="P40">retun “Get some more shut eye!”;</text:p>
      <text:p text:style-name="P40"/>
      <text:p text:style-name="P40">Then call the functuion with different hours of sleep</text:p>
      <text:p text:style-name="P40"/>
      <text:p text:style-name="P40">01. Call the function with 10 hours of sleep, like this:</text:p>
      <text:p text:style-name="P40"><text:tab/>sleepCheck(10);</text:p>
      <text:p text:style-name="P40">0.2. Call the function with 5 hours of sleep.</text:p>
      <text:p text:style-name="P40"/>
      <text:p text:style-name="P40">03. Call the function with 8 hours of sleep</text:p>
      <text:p text:style-name="P40"/>
      <text:p text:style-name="P40"/>
      <text:p text:style-name="P40"/>
      <text:p text:style-name="P45">Code</text:p>
      <text:p text:style-name="P40"/>
      <text:p text:style-name="P40"/>
      <text:p text:style-name="P40"/>
      <text:p text:style-name="P40"><text:soft-page-break/></text:p>
      <text:p text:style-name="P40"/>
      <text:p text:style-name="P41">function sleepCheck(numHours){</text:p>
      <text:p text:style-name="P41"><text:tab/>if (numHours &gt;= 8){</text:p>
      <text:p text:style-name="P41"><text:tab/><text:tab/>return "You 're getting plenty of sleep! Maybe even too much!"</text:p>
      <text:p text:style-name="P41"><text:tab/>}</text:p>
      <text:p text:style-name="P41"></text:p>
      <text:p text:style-name="P41"><text:tab/>else{</text:p>
      <text:p text:style-name="P41"><text:tab/><text:tab/>return "Get some more shut eye!";</text:p>
      <text:p text:style-name="P41"><text:tab/>}</text:p>
      <text:p text:style-name="P41">}</text:p>
      <text:p text:style-name="P41"></text:p>
      <text:p text:style-name="P41">console.log(sleepCheck(8));</text:p>
      <text:p text:style-name="P40"/>
      <text:p text:style-name="P40"><text:span text:style-name="T2"><text:s/></text:span></text:p>
      <text:p text:style-name="P42"><text:span text:style-name="T2">Qn) Under the existing cosde, declare a variable age.</text:span></text:p>
      <text:p text:style-name="P42"/>
      <text:p text:style-name="P42"><text:span text:style-name="T2">0.2) Make age equal to <text:s/>prompt(“what is your age”); See the example above.</text:span></text:p>
      <text:p text:style-name="P42"/>
      <text:p text:style-name="P42"><text:span text:style-name="T2">0.3 Then write an if / else statement. If <text:s/>age is less less than 13, use <text:s/>console.log to tell the user that they're <text:s/>allowed to play but you take no responsibility.</text:span></text:p>
      <text:p text:style-name="P42"/>
      <text:p text:style-name="P42"><text:span text:style-name="T2">04. Else, use console.log and give them an encouraging massage to play on!</text:span></text:p>
      <text:p text:style-name="P42"/>
      <text:p text:style-name="P47">Code</text:p>
      <text:p text:style-name="P43"><text:span text:style-name="T2">confirm("I am ready to play!");</text:span></text:p>
      <text:p text:style-name="P43"><text:span text:style-name="T2"></text:span></text:p>
      <text:p text:style-name="P43"><text:span text:style-name="T2">var age = prompt("what is <text:s/>your age?");</text:span></text:p>
      <text:p text:style-name="P43"><text:span text:style-name="T2"></text:span></text:p>
      <text:p text:style-name="P43"><text:span text:style-name="T2">if (age &lt; 13){</text:span></text:p>
      <text:p text:style-name="P43"><text:span text:style-name="T2"><text:tab/>console.log("Okey, you're allowed to play but take no responsibility");</text:span></text:p>
      <text:p text:style-name="P43"><text:span text:style-name="T2"></text:span></text:p>
      <text:p text:style-name="P43"><text:span text:style-name="T2">}</text:span></text:p>
      <text:p text:style-name="P43"><text:span text:style-name="T2"></text:span></text:p>
      <text:p text:style-name="P43"><text:span text:style-name="T2">else{</text:span></text:p>
      <text:p text:style-name="P43"><text:span text:style-name="T2"><text:tab/>console.log("Lets Get ready to rock!!");</text:span></text:p>
      <text:p text:style-name="P43"><text:span text:style-name="T2">}</text:span></text:p>
      <text:p text:style-name="P43"/>
      <text:p text:style-name="P43"/>
      <text:p text:style-name="P43"/>
      <text:p text:style-name="P43"/>
      <text:p text:style-name="P46"><text:soft-page-break/>Another Code</text:p>
      <text:p text:style-name="P43"/>
      <text:p text:style-name="P44"><text:span text:style-name="T2">confirm("I am ready to play!");</text:span></text:p>
      <text:p text:style-name="P44"><text:span text:style-name="T2"></text:span></text:p>
      <text:p text:style-name="P44"><text:span text:style-name="T2">var age = prompt("what is <text:s/>your age?");</text:span></text:p>
      <text:p text:style-name="P44"><text:span text:style-name="T2"></text:span></text:p>
      <text:p text:style-name="P44"><text:span text:style-name="T2">if (age &lt; 13){</text:span></text:p>
      <text:p text:style-name="P44"><text:span text:style-name="T2"><text:tab/>console.log("Okey, you're allowed to play but take no responsibility");</text:span></text:p>
      <text:p text:style-name="P44"><text:span text:style-name="T2"></text:span></text:p>
      <text:p text:style-name="P44"><text:span text:style-name="T2">}</text:span></text:p>
      <text:p text:style-name="P44"><text:span text:style-name="T2"></text:span></text:p>
      <text:p text:style-name="P44"><text:span text:style-name="T2">else{</text:span></text:p>
      <text:p text:style-name="P44"><text:span text:style-name="T2"><text:tab/>console.log("Lets Get ready to rock!!");</text:span></text:p>
      <text:p text:style-name="P44"><text:span text:style-name="T2">}</text:span></text:p>
      <text:p text:style-name="P44"><text:span text:style-name="T2"></text:span></text:p>
      <text:p text:style-name="P44"><text:span text:style-name="T2">var userAnswer = prompt("Do you want to race Bieber on stage?");</text:span></text:p>
      <text:p text:style-name="P44"><text:span text:style-name="T2"></text:span></text:p>
      <text:p text:style-name="P44"><text:span text:style-name="T2">if (userAnswer === "yes"){</text:span></text:p>
      <text:p text:style-name="P44"><text:span text:style-name="T2"><text:tab/>console.log("You and Bieber Go on stage!");</text:span></text:p>
      <text:p text:style-name="P44"><text:span text:style-name="T2">}</text:span></text:p>
      <text:p text:style-name="P44"><text:span text:style-name="T2"></text:span></text:p>
      <text:p text:style-name="P44"><text:span text:style-name="T2">else{</text:span></text:p>
      <text:p text:style-name="P44"><text:span text:style-name="T2"><text:tab/>console.log("you and Bieber Do'nt go on stage");</text:span></text:p>
      <text:p text:style-name="P44"><text:span text:style-name="T2">}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>Add on the code </text:p>
      <text:p text:style-name="P44"/>
      <text:p text:style-name="P44">01.Create a variable called feedback and prompt. The user to rate your game out of 10.</text:p>
      <text:p text:style-name="P44">02.if <text:s/>feedback is grater than <text:s/>8, print out “thank you! We should race the next concert”</text:p>
      <text:p text:style-name="P44"/>
      <text:p text:style-name="P44">0.3 Otherwise, print <text:s/>“I'll keep practicing code and racing”</text:p>
      <text:p text:style-name="P44"/>
      <text:p text:style-name="P44"/>
      <text:p text:style-name="P44"/>
      <text:p text:style-name="P44"><text:span text:style-name="T2">confirm("I am ready to play!");</text:span></text:p>
      <text:p text:style-name="P44"><text:span text:style-name="T2"></text:span></text:p>
      <text:p text:style-name="P44"><text:span text:style-name="T2">var age = prompt("what is <text:s/>your age?");</text:span></text:p>
      <text:p text:style-name="P44"><text:span text:style-name="T2"></text:span></text:p>
      <text:p text:style-name="P44"><text:span text:style-name="T2">if (age &lt; 13){</text:span></text:p>
      <text:p text:style-name="P44"><text:span text:style-name="T2"><text:tab/>console.log("Okey, you're allowed to play but take no responsibility");</text:span></text:p>
      <text:p text:style-name="P44"><text:span text:style-name="T2"></text:span></text:p>
      <text:p text:style-name="P44"><text:span text:style-name="T2">}</text:span></text:p>
      <text:p text:style-name="P44"><text:span text:style-name="T2"></text:span></text:p>
      <text:p text:style-name="P44"><text:span text:style-name="T2">else{</text:span></text:p>
      <text:p text:style-name="P44"><text:span text:style-name="T2"><text:tab/>console.log("Lets Get ready to rock!!");</text:span></text:p>
      <text:p text:style-name="P44"><text:span text:style-name="T2">}</text:span></text:p>
      <text:p text:style-name="P44"><text:span text:style-name="T2"></text:span></text:p>
      <text:p text:style-name="P44"><text:span text:style-name="T2">var userAnswer = prompt("Do you want to race Bieber on stage?");</text:span></text:p>
      <text:p text:style-name="P44"><text:span text:style-name="T2"></text:span></text:p>
      <text:p text:style-name="P44"><text:span text:style-name="T2">if (userAnswer === "yes"){</text:span></text:p>
      <text:p text:style-name="P44"><text:span text:style-name="T2"><text:tab/>console.log("You and Bieber Go on stage!");</text:span></text:p>
      <text:p text:style-name="P44"><text:span text:style-name="T2">}</text:span></text:p>
      <text:p text:style-name="P44"><text:span text:style-name="T2"></text:span></text:p>
      <text:p text:style-name="P44"><text:span text:style-name="T2">else{</text:span></text:p>
      <text:p text:style-name="P44"><text:span text:style-name="T2"><text:tab/>console.log("you and Bieber Do'nt go on stage");</text:span></text:p>
      <text:p text:style-name="P44"><text:span text:style-name="T2">}</text:span></text:p>
      <text:p text:style-name="P44"><text:span text:style-name="T2"></text:span></text:p>
      <text:p text:style-name="P44"><text:span text:style-name="T2">var feedback = prompt("Please rate this game on an scale of 1 throught 10");</text:span></text:p>
      <text:p text:style-name="P44"><text:span text:style-name="T2"></text:span></text:p>
      <text:p text:style-name="P44"><text:span text:style-name="T2">if (feedback &gt; 8 ){</text:span></text:p>
      <text:p text:style-name="P44"><text:span text:style-name="T2"><text:tab/>console.log("think you! We should race at the next concert");</text:span></text:p>
      <text:p text:style-name="P44"><text:span text:style-name="T2"></text:span></text:p>
      <text:p text:style-name="P44"><text:span text:style-name="T2">}</text:span></text:p>
      <text:p text:style-name="P44"><text:span text:style-name="T2">else{</text:span></text:p>
      <text:p text:style-name="P44"><text:span text:style-name="T2"><text:tab/>console.log("I'll keep practing coding and racing.");</text:span></text:p>
      <text:p text:style-name="P44"><text:soft-page-break/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9:29:42.955094210</meta:creation-date>
    <dc:date>2018-01-22T11:52:38.313572700</dc:date>
    <meta:editing-duration>PT20H58M38S</meta:editing-duration>
    <meta:editing-cycles>28</meta:editing-cycles>
    <meta:generator>LibreOffice/4.2.8.2$Linux_X86_64 LibreOffice_project/420m0$Build-2</meta:generator>
    <meta:document-statistic meta:table-count="0" meta:image-count="0" meta:object-count="0" meta:page-count="13" meta:paragraph-count="290" meta:word-count="1475" meta:character-count="8635" meta:non-whitespace-character-count="7158"/>
  </office:meta>
</office:document-meta>
</file>